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83cm"/>
    </style:style>
    <style:style style:name="co2" style:family="table-column">
      <style:table-column-properties fo:break-before="auto" style:column-width="3.373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99pt solid #000000"/>
    </style:style>
  </office:automatic-styles>
  <office:body>
    <office:spreadsheet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4" table:default-cell-style-name="ce2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Folder name</text:p>
          </table:table-cell>
          <table:table-cell table:style-name="ce3" office:value-type="string" calcext:value-type="string">
            <text:p>Store 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w Poly Furniture</text:p>
          </table:table-cell>
          <table:table-cell office:value-type="string" calcext:value-type="string">
            <text:p>Low Poly Simple Furniture FREE</text:p>
          </table:table-cell>
          <table:table-cell office:value-type="string" calcext:value-type="string">
            <text:p>3D models</text:p>
          </table:table-cell>
          <table:table-cell office:value-type="string" calcext:value-type="string">
            <text:p>Unity Asset sto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<text:a xlink:href="https://assetstore.unity.com/packages/3d/props/furniture/low-poly-simple-furniture-free-240197" xlink:type="simple">https://assetstore.unity.com/packages/3d/props/furniture/low-poly-simple-furniture-free-240197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wPolyDungeonsLite</text:p>
          </table:table-cell>
          <table:table-cell office:value-type="string" calcext:value-type="string">
            <text:p>Low Poly Dungeons Lite</text:p>
          </table:table-cell>
          <table:table-cell office:value-type="string" calcext:value-type="string">
            <text:p>3D models</text:p>
          </table:table-cell>
          <table:table-cell office:value-type="string" calcext:value-type="string">
            <text:p>Unity Asset sto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<text:a xlink:href="https://assetstore.unity.com/packages/3d/environments/dungeons/low-poly-dungeons-lite-177937" xlink:type="simple">https://assetstore.unity.com/packages/3d/environments/dungeons/low-poly-dungeons-lite-177937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wPolyMedievalPropsLite</text:p>
          </table:table-cell>
          <table:table-cell office:value-type="string" calcext:value-type="string">
            <text:p>Low Poly Simple Medieval Props</text:p>
          </table:table-cell>
          <table:table-cell office:value-type="string" calcext:value-type="string">
            <text:p>3D models</text:p>
          </table:table-cell>
          <table:table-cell office:value-type="string" calcext:value-type="string">
            <text:p>Unity Asset sto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<text:a xlink:href="https://assetstore.unity.com/packages/3d/props/low-poly-simple-medieval-props-258397" xlink:type="simple">https://assetstore.unity.com/packages/3d/props/low-poly-simple-medieval-props-258397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XOPHOBIC</text:p>
          </table:table-cell>
          <table:table-cell office:value-type="string" calcext:value-type="string">
            <text:p>FREE Skybox Extended Shader</text:p>
          </table:table-cell>
          <table:table-cell office:value-type="string" calcext:value-type="string">
            <text:p>Skybox asset</text:p>
          </table:table-cell>
          <table:table-cell office:value-type="string" calcext:value-type="string">
            <text:p>Unity Asset sto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https://assetstore.unity.com/packages/vfx/shaders/free-skybox-extended-shader-1074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oly Halloween</text:p>
          </table:table-cell>
          <table:table-cell office:value-type="string" calcext:value-type="string">
            <text:p>3D models</text:p>
          </table:table-cell>
          <table:table-cell office:value-type="string" calcext:value-type="string">
            <text:p>Unity Asset sto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<text:a xlink:href="https://assetstore.unity.com/packages/3d/props/poly-halloween-236625" xlink:type="simple">https://assetstore.unity.com/packages/3d/props/poly-halloween-236625</text:a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Low Poly Ultimate Pack</text:p>
          </table:table-cell>
          <table:table-cell office:value-type="string" calcext:value-type="string">
            <text:p>3D models</text:p>
          </table:table-cell>
          <table:table-cell office:value-type="string" calcext:value-type="string">
            <text:p>Unity Asset store</text:p>
          </table:table-cell>
          <table:table-cell office:value-type="string" calcext:value-type="string">
            <text:p>50 USD (100 without discount)</text:p>
          </table:table-cell>
          <table:table-cell office:value-type="string" calcext:value-type="string">
            <text:p><text:a xlink:href="https://assetstore.unity.com/packages/3d/props/low-poly-ultimate-pack-54733" xlink:type="simple">https://assetstore.unity.com/packages/3d/props/low-poly-ultimate-pack-54733</text:a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D Casual UI</text:p>
          </table:table-cell>
          <table:table-cell office:value-type="string" calcext:value-type="string">
            <text:p>2D Casual UI HD</text:p>
          </table:table-cell>
          <table:table-cell office:value-type="string" calcext:value-type="string">
            <text:p>UI Sprite kit</text:p>
          </table:table-cell>
          <table:table-cell office:value-type="string" calcext:value-type="string">
            <text:p>Unity Asset sto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<text:a xlink:href="https://assetstore.unity.com/packages/2d/gui/icons/2d-casual-ui-hd-82080" xlink:type="simple">https://assetstore.unity.com/packages/2d/gui/icons/2d-casual-ui-hd-82080</text:a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Simple Scroll-Snap</text:p>
          </table:table-cell>
          <table:table-cell office:value-type="string" calcext:value-type="string">
            <text:p>Code asset</text:p>
          </table:table-cell>
          <table:table-cell office:value-type="string" calcext:value-type="string">
            <text:p>Unity Asset sto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https://assetstore.unity.com/packages/tools/gui/simple-scroll-snap-1408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GUI PRO Kit - Casual Game</text:p>
          </table:table-cell>
          <table:table-cell office:value-type="string" calcext:value-type="string">
            <text:p>UI kit</text:p>
          </table:table-cell>
          <table:table-cell office:value-type="string" calcext:value-type="string">
            <text:p>Unity Asset store</text:p>
          </table:table-cell>
          <table:table-cell office:value-type="string" calcext:value-type="string">
            <text:p>20 usd for starterpack (40 usd without discount)</text:p>
          </table:table-cell>
          <table:table-cell office:value-type="string" calcext:value-type="string">
            <text:p><text:a xlink:href="https://assetstore.unity.com/packages/2d/gui/gui-pro-kit-casual-game-176695" xlink:type="simple">https://assetstore.unity.com/packages/2d/gui/gui-pro-kit-casual-game-176695</text:a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9-01">00.00.0000</text:date>, <text:time style:data-style-name="N2" text:time-value="17:15:53.839000000">00:00:00</text:time></text:p>
        </style:region-right>
      </style:header>
      <style:header-left style:display="false"/>
      <style:header-first style:display="false"/>
      <style:footer style:display="false"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01T19:58:13.730000000</dc:date>
    <meta:editing-duration>PT4H35M11S</meta:editing-duration>
    <meta:editing-cycles>10</meta:editing-cycles>
    <meta:generator>LibreOffice/7.2.2.2$Windows_X86_64 LibreOffice_project/02b2acce88a210515b4a5bb2e46cbfb63fe97d56</meta:generator>
    <meta:document-statistic meta:table-count="1" meta:cell-count="71" meta:object-count="0"/>
  </office:meta>
</office:document-meta>
</file>